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008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46in" fo:break-before="auto" style:use-optimal-row-height="true"/>
    </style:style>
    <style:style style:name="ro3" style:family="table-row">
      <style:table-row-properties style:row-height="0.6154in" fo:break-before="auto" style:use-optimal-row-height="true"/>
    </style:style>
    <style:style style:name="ro4" style:family="table-row">
      <style:table-row-properties style:row-height="0.7661in" fo:break-before="auto" style:use-optimal-row-height="true"/>
    </style:style>
    <style:style style:name="ro5" style:family="table-row">
      <style:table-row-properties style:row-height="0.4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missiv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missivity Class</text:p>
          </table:table-cell>
          <table:table-cell office:value-type="string" calcext:value-type="string">
            <text:p>TIRS-10</text:p>
          </table:table-cell>
          <table:table-cell office:value-type="string" calcext:value-type="string">
            <text:p>TIRS-11</text:p>
          </table:table-cell>
        </table:table-row>
        <table:table-row table:style-name="ro1">
          <table:table-cell office:value-type="string" calcext:value-type="string">
            <text:p>Cropland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Grasslands</text:p>
          </table:table-cell>
          <table:table-cell office:value-type="float" office:value="0.97" calcext:value-type="float">
            <text:p>0.97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string" calcext:value-type="string">
            <text:p>Shrublands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Wetlands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Waterbodies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Tundra</text:p>
          </table:table-cell>
          <table:table-cell office:value-type="float" office:value="0.98" calcext:value-type="float">
            <text:p>0.98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string" calcext:value-type="string">
            <text:p>Impervious</text:p>
          </table:table-cell>
          <table:table-cell office:value-type="float" office:value="0.973" calcext:value-type="float">
            <text:p>0.973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string" calcext:value-type="string">
            <text:p>Barren Land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Snow and ice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8" calcext:value-type="float">
            <text:p>0.998</text:p>
          </table:table-cell>
        </table:table-row>
      </table:table>
      <table:table table:name="land_cover" table:style-name="ta1">
        <table:table-column table:style-name="co4" table:number-columns-repeated="2" table:default-cell-style-name="ce1"/>
        <table:table-column table:style-name="co4" table:default-cell-style-name="ce2"/>
        <table:table-column table:style-name="co4" table:number-columns-repeated="2" table:default-cell-style-name="ce1"/>
        <table:table-row table:style-name="ro2">
          <table:table-cell office:value-type="string" calcext:value-type="string">
            <text:p>Level-1 Type </text:p>
          </table:table-cell>
          <table:table-cell office:value-type="string" calcext:value-type="string">
            <text:p>Level-2 Type </text:p>
          </table:table-cell>
          <table:table-cell/>
          <table:table-cell office:value-type="string" calcext:value-type="string">
            <text:p>Vegetation Type </text:p>
          </table:table-cell>
          <table:table-cell office:value-type="string" calcext:value-type="string">
            <text:p>Ground Type </text:p>
          </table:table-cell>
        </table:table-row>
        <table:table-row table:style-name="ro2">
          <table:table-cell table:style-name="ce2"/>
          <table:table-cell office:value-type="string" calcext:value-type="string">
            <text:p>Rice fields </text:p>
          </table:table-cell>
          <table:table-cell/>
          <table:table-cell office:value-type="string" calcext:value-type="string">
            <text:p>Gr. Veg </text:p>
          </table:table-cell>
          <table:table-cell office:value-type="string" calcext:value-type="string">
            <text:p>Mollisols, Liquid Water </text:p>
          </table:table-cell>
        </table:table-row>
        <table:table-row table:style-name="ro2">
          <table:table-cell office:value-type="string" calcext:value-type="string">
            <text:p>Cropland </text:p>
          </table:table-cell>
          <table:table-cell office:value-type="string" calcext:value-type="string">
            <text:p>Greenhouse farming </text:p>
          </table:table-cell>
          <table:table-cell table:style-name="ce1" office:value-type="string" calcext:value-type="string">
            <text:p>Vol: bF = 0.0–0.2 </text:p>
          </table:table-cell>
          <table:table-cell office:value-type="string" calcext:value-type="string">
            <text:p>Gr. Veg </text:p>
          </table:table-cell>
          <table:table-cell office:value-type="string" calcext:value-type="string">
            <text:p>Mollisols, Liquid Water </text:p>
          </table:table-cell>
        </table:table-row>
        <table:table-row table:style-name="ro2">
          <table:table-cell table:style-name="ce2"/>
          <table:table-cell office:value-type="string" calcext:value-type="string">
            <text:p>Other croplands </text:p>
          </table:table-cell>
          <table:table-cell/>
          <table:table-cell office:value-type="string" calcext:value-type="string">
            <text:p>Gr. Veg </text:p>
          </table:table-cell>
          <table:table-cell office:value-type="string" calcext:value-type="string">
            <text:p>Mollisols </text:p>
          </table:table-cell>
        </table:table-row>
        <table:table-row table:style-name="ro2">
          <table:table-cell table:style-name="ce2"/>
          <table:table-cell office:value-type="string" calcext:value-type="string">
            <text:p>Broadleaf forests </text:p>
          </table:table-cell>
          <table:table-cell/>
          <table:table-cell office:value-type="string" calcext:value-type="string">
            <text:p>Bdlf </text:p>
          </table:table-cell>
          <table:table-cell office:value-type="string" calcext:value-type="string">
            <text:p>Alfisols, Spodosols </text:p>
          </table:table-cell>
        </table:table-row>
        <table:table-row table:style-name="ro3">
          <table:table-cell office:value-type="string" calcext:value-type="string">
            <text:p>Forest </text:p>
          </table:table-cell>
          <table:table-cell office:value-type="string" calcext:value-type="string">
            <text:p>Needleleaf forests Mixed forests </text:p>
          </table:table-cell>
          <table:table-cell table:style-name="ce1" office:value-type="string" calcext:value-type="string">
            <text:p>Vol: bF = 0.7–5.0 </text:p>
          </table:table-cell>
          <table:table-cell office:value-type="string" calcext:value-type="string">
            <text:p>Ndle Bdlf , Ndle </text:p>
          </table:table-cell>
          <table:table-cell office:value-type="string" calcext:value-type="string">
            <text:p>Alfisols, Spodosols Alfisols, Spodosols </text:p>
          </table:table-cell>
        </table:table-row>
        <table:table-row table:style-name="ro2">
          <table:table-cell table:style-name="ce2"/>
          <table:table-cell office:value-type="string" calcext:value-type="string">
            <text:p>Orchards </text:p>
          </table:table-cell>
          <table:table-cell/>
          <table:table-cell office:value-type="string" calcext:value-type="string">
            <text:p>Bdlf </text:p>
          </table:table-cell>
          <table:table-cell office:value-type="string" calcext:value-type="string">
            <text:p>Alfisols, Spodosols </text:p>
          </table:table-cell>
        </table:table-row>
        <table:table-row table:style-name="ro4">
          <table:table-cell office:value-type="string" calcext:value-type="string">
            <text:p>Grasslands </text:p>
          </table:table-cell>
          <table:table-cell office:value-type="string" calcext:value-type="string">
            <text:p>Pastures Other grasslands </text:p>
          </table:table-cell>
          <table:table-cell table:style-name="ce1" office:value-type="string" calcext:value-type="string">
            <text:p>Vol: bF = 1.2–5.0 </text:p>
          </table:table-cell>
          <table:table-cell office:value-type="string" calcext:value-type="string">
            <text:p>Gr. Veg Gr. Veg </text:p>
          </table:table-cell>
          <table:table-cell office:value-type="string" calcext:value-type="string">
            <text:p>Aridisols, Gr. Veg, Tree and Bush Aridisols, Gr. Veg, Tree and Bush </text:p>
          </table:table-cell>
        </table:table-row>
        <table:table-row table:style-name="ro5">
          <table:table-cell office:value-type="string" calcext:value-type="string">
            <text:p>Shrublands </text:p>
          </table:table-cell>
          <table:table-cell office:value-type="string" calcext:value-type="string">
            <text:p>- </text:p>
          </table:table-cell>
          <table:table-cell table:style-name="ce1" office:value-type="string" calcext:value-type="string">
            <text:p>Vol: bF = 1.2–5.0 </text:p>
          </table:table-cell>
          <table:table-cell office:value-type="string" calcext:value-type="string">
            <text:p>Bdlf, Ndle </text:p>
          </table:table-cell>
          <table:table-cell office:value-type="string" calcext:value-type="string">
            <text:p>Aridisols, Gr. Veg, Tree and Bush </text:p>
          </table:table-cell>
        </table:table-row>
        <table:table-row table:style-name="ro3">
          <table:table-cell office:value-type="string" calcext:value-type="string">
            <text:p>Wetlands </text:p>
          </table:table-cell>
          <table:table-cell office:value-type="string" calcext:value-type="string">
            <text:p>Marshland Mudflats </text:p>
          </table:table-cell>
          <table:table-cell table:style-name="ce1" office:value-type="string" calcext:value-type="string">
            <text:p>Spec: σ = 0.2 </text:p>
          </table:table-cell>
          <table:table-cell office:value-type="string" calcext:value-type="string">
            <text:p>- - </text:p>
          </table:table-cell>
          <table:table-cell office:value-type="string" calcext:value-type="string">
            <text:p>Alfisols, Gr. Veg and Water Alfisols, Gr. Veg and Water </text:p>
          </table:table-cell>
        </table:table-row>
        <table:table-row table:style-name="ro1">
          <table:table-cell table:style-name="ce2"/>
          <table:table-cell office:value-type="string" calcext:value-type="string">
            <text:p>Lake </text:p>
          </table:table-cell>
          <table:table-cell/>
          <table:table-cell office:value-type="string" calcext:value-type="string">
            <text:p>- </text:p>
          </table:table-cell>
          <table:table-cell office:value-type="string" calcext:value-type="string">
            <text:p>Liquid Water </text:p>
          </table:table-cell>
        </table:table-row>
        <table:table-row table:style-name="ro2">
          <table:table-cell office:value-type="string" calcext:value-type="string">
            <text:p>Waterbodies </text:p>
          </table:table-cell>
          <table:table-cell office:value-type="string" calcext:value-type="string">
            <text:p>Reservoir/Pond River </text:p>
          </table:table-cell>
          <table:table-cell table:style-name="ce1" office:value-type="string" calcext:value-type="string">
            <text:p>Spec: σ = 0.2 </text:p>
          </table:table-cell>
          <table:table-cell office:value-type="string" calcext:value-type="string">
            <text:p>- - </text:p>
          </table:table-cell>
          <table:table-cell office:value-type="string" calcext:value-type="string">
            <text:p>Liquid Water Liquid Water </text:p>
          </table:table-cell>
        </table:table-row>
        <table:table-row table:style-name="ro1">
          <table:table-cell table:style-name="ce2"/>
          <table:table-cell office:value-type="string" calcext:value-type="string">
            <text:p>Ocean </text:p>
          </table:table-cell>
          <table:table-cell/>
          <table:table-cell office:value-type="string" calcext:value-type="string">
            <text:p>- </text:p>
          </table:table-cell>
          <table:table-cell office:value-type="string" calcext:value-type="string">
            <text:p>Liquid Water </text:p>
          </table:table-cell>
        </table:table-row>
        <table:table-row table:style-name="ro4">
          <table:table-cell office:value-type="string" calcext:value-type="string">
            <text:p>Tundra </text:p>
          </table:table-cell>
          <table:table-cell office:value-type="string" calcext:value-type="string">
            <text:p>Shrub and Brush Tundra Herbaceous Tundra </text:p>
          </table:table-cell>
          <table:table-cell table:style-name="ce1" office:value-type="string" calcext:value-type="string">
            <text:p>Vol: bF = 0.35–0.7 </text:p>
          </table:table-cell>
          <table:table-cell office:value-type="string" calcext:value-type="string">
            <text:p>Bdlf, Ndle Gr. Veg </text:p>
          </table:table-cell>
          <table:table-cell office:value-type="string" calcext:value-type="string">
            <text:p>Aridisols, Gr. Veg, Tree and Bush Aridisols, Gr. Veg, Tree and Bush </text:p>
          </table:table-cell>
        </table:table-row>
        <table:table-row table:style-name="ro3">
          <table:table-cell office:value-type="string" calcext:value-type="string">
            <text:p>Impervious </text:p>
          </table:table-cell>
          <table:table-cell office:value-type="string" calcext:value-type="string">
            <text:p>Impervious-high albedo Impervious-low albedo </text:p>
          </table:table-cell>
          <table:table-cell table:style-name="ce1" office:value-type="string" calcext:value-type="string">
            <text:p>Vol: bF = 0.2–0.5 </text:p>
          </table:table-cell>
          <table:table-cell office:value-type="string" calcext:value-type="string">
            <text:p>Gr. Veg Gr. Veg </text:p>
          </table:table-cell>
          <table:table-cell office:value-type="string" calcext:value-type="string">
            <text:p>Paving concrete Paving asphalt </text:p>
          </table:table-cell>
        </table:table-row>
        <table:table-row table:style-name="ro1">
          <table:table-cell table:style-name="ce2"/>
          <table:table-cell office:value-type="string" calcext:value-type="string">
            <text:p>Dry salt flats </text:p>
          </table:table-cell>
          <table:table-cell/>
          <table:table-cell office:value-type="string" calcext:value-type="string">
            <text:p>Sn.Veg </text:p>
          </table:table-cell>
          <table:table-cell office:value-type="string" calcext:value-type="string">
            <text:p>Salty soil </text:p>
          </table:table-cell>
        </table:table-row>
        <table:table-row table:style-name="ro1">
          <table:table-cell table:style-name="ce2"/>
          <table:table-cell office:value-type="string" calcext:value-type="string">
            <text:p>Sandy areas </text:p>
          </table:table-cell>
          <table:table-cell/>
          <table:table-cell office:value-type="string" calcext:value-type="string">
            <text:p>Sn.Veg </text:p>
          </table:table-cell>
          <table:table-cell office:value-type="string" calcext:value-type="string">
            <text:p>Sand soil </text:p>
          </table:table-cell>
        </table:table-row>
        <table:table-row table:style-name="ro4">
          <table:table-cell office:value-type="string" calcext:value-type="string">
            <text:p>Barren Land </text:p>
          </table:table-cell>
          <table:table-cell office:value-type="string" calcext:value-type="string">
            <text:p>Bare exposed rock Bare herbaceous croplands </text:p>
          </table:table-cell>
          <table:table-cell table:style-name="ce1" office:value-type="string" calcext:value-type="string">
            <text:p>Vol: bF = 0.0–0.2 </text:p>
          </table:table-cell>
          <table:table-cell office:value-type="string" calcext:value-type="string">
            <text:p>Sn.Veg Sn.Veg </text:p>
          </table:table-cell>
          <table:table-cell office:value-type="string" calcext:value-type="string">
            <text:p>Coarse sandstone Aridisols, Gr. Veg, Tree and Bush </text:p>
          </table:table-cell>
        </table:table-row>
        <table:table-row table:style-name="ro5">
          <table:table-cell table:style-name="ce2"/>
          <table:table-cell office:value-type="string" calcext:value-type="string">
            <text:p>Dry lake/river bottom </text:p>
          </table:table-cell>
          <table:table-cell/>
          <table:table-cell office:value-type="string" calcext:value-type="string">
            <text:p>Sn.Veg </text:p>
          </table:table-cell>
          <table:table-cell office:value-type="string" calcext:value-type="string">
            <text:p>Aridisols, Gr. Veg, Tree and Bush </text:p>
          </table:table-cell>
        </table:table-row>
        <table:table-row table:style-name="ro5">
          <table:table-cell table:style-name="ce2"/>
          <table:table-cell office:value-type="string" calcext:value-type="string">
            <text:p>Other barren lands </text:p>
          </table:table-cell>
          <table:table-cell/>
          <table:table-cell office:value-type="string" calcext:value-type="string">
            <text:p>Sn.Veg </text:p>
          </table:table-cell>
          <table:table-cell office:value-type="string" calcext:value-type="string">
            <text:p>Aridisols, Gr. Veg, Tree and Bush </text:p>
          </table:table-cell>
        </table:table-row>
        <table:table-row table:style-name="ro1">
          <table:table-cell office:value-type="string" calcext:value-type="string">
            <text:p>Snow and ice </text:p>
          </table:table-cell>
          <table:table-cell office:value-type="string" calcext:value-type="string">
            <text:p>Snow Ice </text:p>
          </table:table-cell>
          <table:table-cell table:style-name="ce1" office:value-type="string" calcext:value-type="string">
            <text:p>Spec: σ = 0.2 </text:p>
          </table:table-cell>
          <table:table-cell office:value-type="string" calcext:value-type="string">
            <text:p>- - </text:p>
          </table:table-cell>
          <table:table-cell office:value-type="string" calcext:value-type="string">
            <text:p>Snow Ice </text:p>
          </table:table-cell>
        </table:table-row>
      </table:table>
      <table:table table:name="cwv" table:style-name="ta1"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CWV (g/cm2)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string" calcext:value-type="string">
            <text:p>[0.0, 2.5]</text:p>
          </table:table-cell>
          <table:table-cell office:value-type="float" office:value="-2.78009" calcext:value-type="float">
            <text:p>-2.78009</text:p>
          </table:table-cell>
          <table:table-cell office:value-type="float" office:value="1.01408" calcext:value-type="float">
            <text:p>1.01408</text:p>
          </table:table-cell>
          <table:table-cell office:value-type="float" office:value="0.15833" calcext:value-type="float">
            <text:p>0.15833</text:p>
          </table:table-cell>
          <table:table-cell office:value-type="float" office:value="-0.34991" calcext:value-type="float">
            <text:p>-0.34991</text:p>
          </table:table-cell>
          <table:table-cell office:value-type="float" office:value="4.04487" calcext:value-type="float">
            <text:p>4.04487</text:p>
          </table:table-cell>
          <table:table-cell office:value-type="float" office:value="3.55414" calcext:value-type="float">
            <text:p>3.55414</text:p>
          </table:table-cell>
          <table:table-cell office:value-type="float" office:value="-8.88394" calcext:value-type="float">
            <text:p>-8.88394</text:p>
          </table:table-cell>
          <table:table-cell office:value-type="float" office:value="0.09152" calcext:value-type="float">
            <text:p>0.09152</text:p>
          </table:table-cell>
          <table:table-cell office:value-type="string" calcext:value-type="string">
            <text:p>0.34 K</text:p>
          </table:table-cell>
        </table:table-row>
        <table:table-row table:style-name="ro1">
          <table:table-cell office:value-type="string" calcext:value-type="string">
            <text:p>[2.0, 3.5]</text:p>
          </table:table-cell>
          <table:table-cell office:value-type="float" office:value="11.00824" calcext:value-type="float">
            <text:p>11.00824</text:p>
          </table:table-cell>
          <table:table-cell office:value-type="float" office:value="0.95995" calcext:value-type="float">
            <text:p>0.95995</text:p>
          </table:table-cell>
          <table:table-cell office:value-type="float" office:value="0.17243" calcext:value-type="float">
            <text:p>0.17243</text:p>
          </table:table-cell>
          <table:table-cell office:value-type="float" office:value="-0.28852" calcext:value-type="float">
            <text:p>-0.28852</text:p>
          </table:table-cell>
          <table:table-cell office:value-type="float" office:value="7.11492" calcext:value-type="float">
            <text:p>7.11492</text:p>
          </table:table-cell>
          <table:table-cell office:value-type="float" office:value="0.42684" calcext:value-type="float">
            <text:p>0.42684</text:p>
          </table:table-cell>
          <table:table-cell office:value-type="float" office:value="-6.62025" calcext:value-type="float">
            <text:p>-6.62025</text:p>
          </table:table-cell>
          <table:table-cell office:value-type="float" office:value="-0.06381" calcext:value-type="float">
            <text:p>-0.06381</text:p>
          </table:table-cell>
          <table:table-cell office:value-type="string" calcext:value-type="string">
            <text:p>0.60 K</text:p>
          </table:table-cell>
        </table:table-row>
        <table:table-row table:style-name="ro1">
          <table:table-cell office:value-type="string" calcext:value-type="string">
            <text:p>[3.0, 4.5]</text:p>
          </table:table-cell>
          <table:table-cell office:value-type="float" office:value="9.6261" calcext:value-type="float">
            <text:p>9.6261</text:p>
          </table:table-cell>
          <table:table-cell office:value-type="float" office:value="0.96202" calcext:value-type="float">
            <text:p>0.96202</text:p>
          </table:table-cell>
          <table:table-cell office:value-type="float" office:value="0.13834" calcext:value-type="float">
            <text:p>0.13834</text:p>
          </table:table-cell>
          <table:table-cell office:value-type="float" office:value="-0.17262" calcext:value-type="float">
            <text:p>-0.17262</text:p>
          </table:table-cell>
          <table:table-cell office:value-type="float" office:value="7.87883" calcext:value-type="float">
            <text:p>7.87883</text:p>
          </table:table-cell>
          <table:table-cell office:value-type="float" office:value="5.1791" calcext:value-type="float">
            <text:p>5.1791</text:p>
          </table:table-cell>
          <table:table-cell office:value-type="float" office:value="-13.26611" calcext:value-type="float">
            <text:p>-13.26611</text:p>
          </table:table-cell>
          <table:table-cell office:value-type="float" office:value="-0.07603" calcext:value-type="float">
            <text:p>-0.07603</text:p>
          </table:table-cell>
          <table:table-cell office:value-type="string" calcext:value-type="string">
            <text:p>0.71 K</text:p>
          </table:table-cell>
        </table:table-row>
        <table:table-row table:style-name="ro1">
          <table:table-cell office:value-type="string" calcext:value-type="string">
            <text:p>[4.0, 5.5]</text:p>
          </table:table-cell>
          <table:table-cell office:value-type="float" office:value="0.61258" calcext:value-type="float">
            <text:p>0.61258</text:p>
          </table:table-cell>
          <table:table-cell office:value-type="float" office:value="0.99124" calcext:value-type="float">
            <text:p>0.99124</text:p>
          </table:table-cell>
          <table:table-cell office:value-type="float" office:value="0.10051" calcext:value-type="float">
            <text:p>0.10051</text:p>
          </table:table-cell>
          <table:table-cell office:value-type="float" office:value="-0.09664" calcext:value-type="float">
            <text:p>-0.09664</text:p>
          </table:table-cell>
          <table:table-cell office:value-type="float" office:value="7.85758" calcext:value-type="float">
            <text:p>7.85758</text:p>
          </table:table-cell>
          <table:table-cell office:value-type="float" office:value="6.86626" calcext:value-type="float">
            <text:p>6.86626</text:p>
          </table:table-cell>
          <table:table-cell office:value-type="float" office:value="-15.00742" calcext:value-type="float">
            <text:p>-15.00742</text:p>
          </table:table-cell>
          <table:table-cell office:value-type="float" office:value="-0.01185" calcext:value-type="float">
            <text:p>-0.01185</text:p>
          </table:table-cell>
          <table:table-cell office:value-type="string" calcext:value-type="string">
            <text:p>0.86 K</text:p>
          </table:table-cell>
        </table:table-row>
        <table:table-row table:style-name="ro1">
          <table:table-cell office:value-type="string" calcext:value-type="string">
            <text:p>[5.0, 6.3]</text:p>
          </table:table-cell>
          <table:table-cell office:value-type="float" office:value="-0.34808" calcext:value-type="float">
            <text:p>-0.34808</text:p>
          </table:table-cell>
          <table:table-cell office:value-type="float" office:value="0.98123" calcext:value-type="float">
            <text:p>0.981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-0.03518" calcext:value-type="float">
            <text:p>-0.03518</text:p>
          </table:table-cell>
          <table:table-cell office:value-type="float" office:value="11.96444" calcext:value-type="float">
            <text:p>11.96444</text:p>
          </table:table-cell>
          <table:table-cell office:value-type="float" office:value="9.0671" calcext:value-type="float">
            <text:p>9.0671</text:p>
          </table:table-cell>
          <table:table-cell office:value-type="float" office:value="-14.74085" calcext:value-type="float">
            <text:p>-14.74085</text:p>
          </table:table-cell>
          <table:table-cell office:value-type="float" office:value="-0.20471" calcext:value-type="float">
            <text:p>-0.20471</text:p>
          </table:table-cell>
          <table:table-cell office:value-type="string" calcext:value-type="string">
            <text:p>0.93 K</text:p>
          </table:table-cell>
        </table:table-row>
        <table:table-row table:style-name="ro1">
          <table:table-cell office:value-type="string" calcext:value-type="string">
            <text:p>[0.0, 6.3]</text:p>
          </table:table-cell>
          <table:table-cell office:value-type="float" office:value="-0.41165" calcext:value-type="float">
            <text:p>-0.41165</text:p>
          </table:table-cell>
          <table:table-cell office:value-type="float" office:value="1.00522" calcext:value-type="float">
            <text:p>1.00522</text:p>
          </table:table-cell>
          <table:table-cell office:value-type="float" office:value="0.14543" calcext:value-type="float">
            <text:p>0.14543</text:p>
          </table:table-cell>
          <table:table-cell office:value-type="float" office:value="-0.27297" calcext:value-type="float">
            <text:p>-0.27297</text:p>
          </table:table-cell>
          <table:table-cell office:value-type="float" office:value="4.06655" calcext:value-type="float">
            <text:p>4.06655</text:p>
          </table:table-cell>
          <table:table-cell office:value-type="float" office:value="-6.92512" calcext:value-type="float">
            <text:p>-6.92512</text:p>
          </table:table-cell>
          <table:table-cell office:value-type="float" office:value="-18.27461" calcext:value-type="float">
            <text:p>-18.27461</text:p>
          </table:table-cell>
          <table:table-cell office:value-type="float" office:value="0.24468" calcext:value-type="float">
            <text:p>0.24468</text:p>
          </table:table-cell>
          <table:table-cell office:value-type="string" calcext:value-type="string">
            <text:p>0.87 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8T12:59:58.750569397</dc:date>
    <dc:creator>Nikos Alexandris</dc:creator>
    <meta:editing-duration>PT2M35S</meta:editing-duration>
    <meta:editing-cycles>1</meta:editing-cycles>
    <meta:document-statistic meta:table-count="3" meta:cell-count="187" meta:object-count="0"/>
    <meta:generator>LibreOffice/4.3.5.2.0$Linux_X86_64 LibreOffice_project/430m0$Build-2</meta:generator>
  </office:meta>
</office:document-meta>
</file>